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Calisto MT" svg:font-family="'Calisto MT'" style:font-family-generic="roman"/>
    <style:font-face style:name="Arial Unicode MS" svg:font-family="'Arial Unicode MS'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Rockwell" svg:font-family="Rockwel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listo MT1" svg:font-family="'Calisto MT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3.81cm" style:type="right"/>
          <style:tab-stop style:position="6.251cm"/>
        </style:tab-stops>
      </style:paragraph-properties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de" fo:country="DE"/>
    </style:style>
    <style:style style:name="P4" style:family="paragraph" style:parent-style-name="Standard">
      <style:paragraph-properties fo:margin-left="5.08cm" fo:margin-right="0cm" fo:line-height="0.741cm" fo:text-indent="0cm" style:auto-text-indent="false"/>
    </style:style>
    <style:style style:name="P5" style:family="paragraph" style:parent-style-name="Standard">
      <style:paragraph-properties fo:margin-top="0cm" fo:margin-bottom="0.282cm" fo:line-height="108%">
        <style:tab-stops/>
      </style:paragraph-properties>
      <style:text-properties fo:language="de" fo:country="DE"/>
    </style:style>
    <style:style style:name="P6" style:family="paragraph" style:parent-style-name="Standard">
      <style:paragraph-properties fo:break-before="page"/>
    </style:style>
    <style:style style:name="P7" style:family="paragraph" style:parent-style-name="Name" style:master-page-name="First_20_Page">
      <style:paragraph-properties style:page-number="auto"/>
    </style:style>
    <style:style style:name="P8" style:family="paragraph" style:parent-style-name="List_20_Paragraph" style:list-style-name="WWNum1">
      <style:paragraph-properties fo:margin-left="5.715cm" fo:margin-right="0cm" fo:text-indent="0cm" style:auto-text-indent="false"/>
    </style:style>
    <style:style style:name="T1" style:family="text">
      <style:text-properties fo:color="#c00000"/>
    </style:style>
    <style:style style:name="T2" style:family="text">
      <style:text-properties fo:color="#c00000" fo:language="de" fo:country="DE"/>
    </style:style>
    <style:style style:name="T3" style:family="text">
      <style:text-properties fo:language="de" fo:country="DE"/>
    </style:style>
    <style:style style:name="T4" style:family="text">
      <style:text-properties fo:language="en" fo:country="US"/>
    </style:style>
    <style:style style:name="T5" style:family="text">
      <style:text-properties style:font-name="Trebuchet MS"/>
    </style:style>
    <style:style style:name="T6" style:family="text">
      <style:text-properties fo:language="fr" fo:country="F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<text:tab/><text:tab/></text:span><text:span text:style-name="T1">Jessica Becker</text:span></text:p>
      <text:p text:style-name="P1"><text:span text:style-name="T4"><text:tab/><text:tab/>0977 99 88 77,info@lebenslaufgestalten.de</text:span></text:p>
      <text:p text:style-name="P2"/>
      <text:p text:style-name="P4"><text:span text:style-name="Highlighted_20_with_20_gray_20_Char"><text:span text:style-name="T4">Divamus a mi.</text:span></text:span><text:bookmark text:name="_GoBack"/><text:span text:style-name="Highlighted_20_with_20_gray_20_Char"><text:span text:style-name="T4">Morbineque. </text:span></text:span><text:span text:style-name="Highlighted_20_with_20_gray_20_Char">Aliquam erat volutpat. Integerultriceslobortis.</text:span></text:p>
      <text:p text:style-name="P4"><text:span text:style-name="Highlighted_20_with_20_gray_20_Char">Pellentesque habitant morbi tristique senectus et netus et malesuadafames.</text:span></text:p>
      <text:p text:style-name="P4"><text:span text:style-name="Highlighted_20_with_20_gray_20_Char">Proin semper, ante vitae sollicitudinposuere, metusquamiaculisnibh, vitae.</text:span></text:p>
      <text:p text:style-name="P4"><text:span text:style-name="Highlighted_20_with_20_gray_20_Char">Sed veliturna, interdumvel, ultriciesvel, faucibusan, quam. Donecelit est.</text:span></text:p>
      <text:p text:style-name="Standard"/>
      <text:list xml:id="list7039757917067756041" text:style-name="Outline">
        <text:list-item>
          <text:h text:style-name="Heading_20_1" text:outline-level="1"><text:tab/><text:tab/>ANSTELLUNGEN</text:h>
        </text:list-item>
      </text:list>
      <text:p text:style-name="Standard"/>
      <text:p text:style-name="Standard"><text:tab/>2011 <text:span text:style-name="T5">– Heute</text:span><text:tab/><text:span text:style-name="Red_20_Caps_20_Expanded"><text:span text:style-name="T6">MARKETING DIREkTOR</text:span></text:span>- Global Holdings International GMBH</text:p>
      <text:list xml:id="list7819578363511353593" text:style-name="WWNum1">
        <text:list-item>
          <text:p text:style-name="P8">Fusceiaculis, est quislacinia pretium, pedemetusmolestielacus, atgravidawisi ante an libero. </text:p>
        </text:list-item>
        <text:list-item>
          <text:p text:style-name="P8">Quisqueornareplaceratrisus. Ut molestie magna an mi.</text:p>
        </text:list-item>
      </text:list>
      <text:p text:style-name="Standard"/>
      <text:p text:style-name="Standard"><text:tab/><text:span text:style-name="T3">2008 - 2011<text:tab/></text:span><text:span text:style-name="Red_20_Caps_20_Expanded"><text:span text:style-name="T3">MARKETINGMANAGER</text:span></text:span><text:span text:style-name="T3"> - Lakewood Wholesale</text:span></text:p>
      <text:list xml:id="list32237340" text:continue-numbering="true" text:style-name="WWNum1">
        <text:list-item>
          <text:p text:style-name="P8"><text:span text:style-name="T3">Suspendisse duipurus, scelerisqueat</text:span></text:p>
        </text:list-item>
        <text:list-item>
          <text:p text:style-name="P8"><text:span text:style-name="T3">Avulputate vitae, pretium mattis, nunc. Mauriseqetnequeatsemvenenatis.</text:span></text:p>
        </text:list-item>
      </text:list>
      <text:p text:style-name="P3"/>
      <text:p text:style-name="Standard"><text:span text:style-name="T3"><text:tab/>2005 - 2008<text:tab/></text:span><text:span text:style-name="Red_20_Caps_20_Expanded"><text:span text:style-name="T3">MARKETINGASSISTENT</text:span></text:span><text:span text:style-name="T3"> – Green Energy United</text:span></text:p>
      <text:list xml:id="list32241834" text:continue-numbering="true" text:style-name="WWNum1">
        <text:list-item>
          <text:p text:style-name="P8"><text:span text:style-name="T4">Sedsuscipit ante in arcuegestasconvallis. </text:span><text:span text:style-name="T3">Etiamfermentumtellussitamet. </text:span></text:p>
        </text:list-item>
        <text:list-item>
          <text:p text:style-name="P8"><text:span text:style-name="T4">Magna nisltempusdolor, egetfringillalectusurnavelipsum. </text:span>Tristique ultrices. Nulla id auctorarcu. </text:p>
        </text:list-item>
      </text:list>
      <text:p text:style-name="Standard"/>
      <text:p text:style-name="Standard"><text:tab/><text:span text:style-name="T3">2003 – 2005<text:tab/></text:span><text:span text:style-name="Red_20_Caps_20_Expanded"><text:span text:style-name="T3">WRITER</text:span></text:span><text:span text:style-name="T3"> – Constant Content</text:span></text:p>
      <text:list xml:id="list32244752" text:continue-numbering="true" text:style-name="WWNum1">
        <text:list-item>
          <text:p text:style-name="P8"><text:span text:style-name="T3">Suspendisse duipurus, scelerisqueat</text:span></text:p>
        </text:list-item>
        <text:list-item>
          <text:p text:style-name="P8"><text:span text:style-name="T3">Avulputate vitae, pretium mattis, nunc. Mauriseqetnequeatsemvenenatis.</text:span></text:p>
        </text:list-item>
      </text:list>
      <text:p text:style-name="P3"/>
      <text:list xml:id="list32244529" text:continue-list="list7039757917067756041" text:style-name="Outline">
        <text:list-item>
          <text:h text:style-name="Heading_20_1" text:outline-level="1"><text:span text:style-name="T3"><text:tab/><text:tab/>AUSBILDUNG</text:span></text:h>
        </text:list-item>
      </text:list>
      <text:p text:style-name="P3"/>
      <text:p text:style-name="Standard"><text:span text:style-name="T4"><text:tab/>2001 – 2003<text:tab/></text:span><text:span text:style-name="Red_20_Caps_20_Expanded">BACHELOR VONETWAS</text:span><text:span text:style-name="T4"> - Green Elephant Arts University</text:span></text:p>
      <text:list xml:id="list32226692" text:continue-list="list32244752" text:style-name="WWNum1">
        <text:list-item>
          <text:p text:style-name="P8"><text:span text:style-name="T3">Suspendisseduipurus, scelerisqueat</text:span></text:p>
        </text:list-item>
        <text:list-item>
          <text:p text:style-name="P8"><text:span text:style-name="T3">Avulputate vitae, pretium mattis, nunc. Maurisqetnequeatsemvenenatis.</text:span></text:p>
        </text:list-item>
      </text:list>
      <text:p text:style-name="P3"/>
      <text:list xml:id="list32232535" text:continue-list="list32244529" text:style-name="Outline">
        <text:list-item>
          <text:h text:style-name="Heading_20_1" text:outline-level="1"><text:span text:style-name="T3"><text:tab/><text:tab/>AUSZEICHNUNGEN</text:span></text:h>
        </text:list-item>
      </text:list>
      <text:p text:style-name="P3"/>
      <text:p text:style-name="Standard"><text:span text:style-name="T4"><text:tab/>2014<text:tab/></text:span><text:span text:style-name="Red_20_Caps_20_Expanded">Lorem ipsum</text:span><text:span text:style-name="T4">dolorsitamet, consecteturadipiscingelit</text:span></text:p>
      <text:p text:style-name="Standard"><text:span text:style-name="T4"><text:tab/></text:span>2013<text:tab/><text:span text:style-name="Red_20_Caps_20_Expanded"><text:span text:style-name="T6">Mauris</text:span></text:span>facilisiseleifend nunc ut consequat</text:p>
      <text:p text:style-name="Standard"><text:tab/>2012<text:tab/><text:span text:style-name="Red_20_Caps_20_Expanded"><text:span text:style-name="T6">Quisque</text:span></text:span>sitametinterdum nunc</text:p>
      <text:p text:style-name="Standard"><text:tab/>2010<text:tab/><text:span text:style-name="Red_20_Caps_20_Expanded"><text:span text:style-name="T6">Pellentesque lobortis</text:span></text:span> nec nibheget mollis</text:p>
      <text:p text:style-name="Standard"><text:tab/>2010<text:tab/><text:span text:style-name="Red_20_Caps_20_Expanded"><text:span text:style-name="T6">Vestibulum</text:span></text:span> vitae pulvinartortor. <text:span text:style-name="T4">Nam ornarecondimentum lacus</text:span></text:p>
      <text:p text:style-name="P5"/>
      <text:p text:style-name="P5">220-Kraftige-Rote-Schattierungen / 10.10.2 Bewerbung – 2.10 Neue 2019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Calisto MT" svg:font-family="'Calisto MT'" style:font-family-generic="roman"/>
    <style:font-face style:name="Arial Unicode MS" svg:font-family="'Arial Unicode MS'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Rockwell" svg:font-family="Rockwel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listo MT1" svg:font-family="'Calisto MT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US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0.564cm" fo:text-align="start" style:justify-single-word="false" fo:orphans="2" fo:widows="2" style:writing-mode="lr-tb">
        <style:tab-stops>
          <style:tab-stop style:position="3.81cm" style:type="right"/>
          <style:tab-stop style:position="5.08cm"/>
        </style:tab-stops>
      </style:paragraph-properties>
      <style:text-properties fo:color="#00000a" style:font-name="Century Gothic" fo:font-size="10pt" fo:language="fr" fo:country="FR" style:letter-kerning="true" style:font-name-asian="Calibri1" style:font-size-asian="10pt" style:language-asian="en" style:country-asian="US" style:font-name-complex="F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 Unicode MS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15%"/>
    </style:style>
    <style:style style:name="List" style:family="paragraph" style:parent-style-name="Text_20_body" style:default-outline-level="" style:list-style-name="" style:class="list">
      <style:text-properties style:font-name-complex="Arial Unicode MS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 Unicode M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text-properties fo:text-transform="uppercase" fo:letter-spacing="0.106cm" fo:font-weight="bold" style:font-weight-asian="bold" style:font-size-complex="1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text-properties fo:color="#c45911" fo:font-weight="bold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text-align="end" style:justify-single-word="false"/>
      <style:text-properties fo:color="#262626"/>
    </style:style>
    <style:style style:name="Normal_20__28_Web_29_" style:display-name="Normal (Web)" style:family="paragraph" style:parent-style-name="Standard" style:default-outline-level="" style:list-style-name="">
      <style:paragraph-properties fo:margin-top="0.049cm" fo:margin-bottom="0.049cm"/>
      <style:text-properties style:font-name="Times New Roman" fo:font-size="12pt" style:font-name-asian="F" style:font-size-asian="12pt" style:font-name-complex="Times New Roman1" style:font-size-complex="12pt"/>
    </style:style>
    <style:style style:name="Name" style:family="paragraph" style:parent-style-name="Standard" style:default-outline-level="" style:list-style-name="">
      <style:paragraph-properties fo:line-height="100%"/>
      <style:text-properties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Standard" style:default-outline-level="" style:list-style-name="">
      <style:text-properties fo:font-weight="bold" style:font-weight-asian="bold"/>
    </style:style>
    <style:style style:name="Summary" style:family="paragraph" style:parent-style-name="Standard" style:default-outline-level="" style:list-style-name="">
      <style:text-properties style:font-name="Rockwell" fo:font-style="italic" style:font-style-asian="italic"/>
    </style:style>
    <style:style style:name="Orange_20_Italic" style:display-name="Orange Italic" style:family="paragraph" style:parent-style-name="Standard" style:default-outline-level="" style:list-style-name="">
      <style:text-properties fo:color="#c45911" fo:font-style="italic" style:font-style-asian="italic"/>
    </style:style>
    <style:style style:name="Project_20_Name" style:display-name="Project Name" style:family="paragraph" style:parent-style-name="Standard" style:default-outline-level="" style:list-style-name="">
      <style:text-properties fo:text-transform="uppercase" fo:color="#7b7b7b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81cm" style:type="right"/>
          <style:tab-stop style:position="5.08cm"/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5.715cm" fo:margin-right="0cm" fo:margin-top="0cm" fo:margin-bottom="0cm" fo:line-height="0.508cm" fo:text-indent="0cm" style:auto-text-indent="false">
        <style:tab-stops>
          <style:tab-stop style:position="2.54cm" style:type="right"/>
          <style:tab-stop style:position="3.81cm"/>
          <style:tab-stop style:position="5.08cm"/>
        </style:tab-stops>
      </style:paragraph-properties>
    </style:style>
    <style:style style:name="Highlighted_20_with_20_gray" style:display-name="Highlighted with gray" style:family="paragraph" style:parent-style-name="Standard" style:default-outline-level="" style:list-style-name="">
      <style:paragraph-properties fo:line-height="0.741cm" fo:background-color="#f2f2f2" fo:padding-left="0.141cm" fo:padding-right="0.141cm" fo:padding-top="0.035cm" fo:padding-bottom="0.035cm" fo:border="0.212cm solid #f2f2f2">
        <style:background-image/>
      </style:paragraph-properties>
    </style:style>
    <style:style style:name="Number_20_in_20_circle" style:display-name="Number in circle" style:family="paragraph" style:parent-style-name="Standard" style:default-outline-level="" style:list-style-name="">
      <style:paragraph-properties fo:line-height="100%" fo:text-align="center" style:justify-single-word="false"/>
      <style:text-properties fo:color="#000000" fo:font-size="9pt" fo:language="en" fo:country="US" style:font-size-asian="9pt" style:font-size-complex="9pt"/>
    </style:style>
    <style:style style:name="Frame_20_contents" style:display-name="Frame contents" style:family="paragraph" style:parent-style-name="Standard" style:default-outline-level="" style:list-style-name="" style:class="extra"/>
    <style:style style:name="Default_20_Paragraph_20_Font" style:display-name="Default Paragraph Font" style:family="text"/>
    <style:style style:name="Internetverknüpfung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style:font-name="Century Gothic" fo:font-size="10pt" fo:letter-spacing="0.106cm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c45911" style:font-name="Century Gothic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style:font-name="Century Gothic" fo:language="fr" fo:country="FR"/>
    </style:style>
    <style:style style:name="Blue_20_Bold" style:display-name="Blue Bold" style:family="text" style:parent-style-name="Default_20_Paragraph_20_Font">
      <style:text-properties fo:text-transform="uppercase" fo:color="#3e7aa2" fo:letter-spacing="0.035cm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size="10pt" style:font-size-asian="10pt"/>
    </style:style>
    <style:style style:name="Footer_20_Char" style:display-name="Footer Char" style:family="text" style:parent-style-name="Default_20_Paragraph_20_Font">
      <style:text-properties style:font-name="Century Gothic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size="10pt" fo:language="fr" fo:country="FR" style:font-size-asian="10pt"/>
    </style:style>
    <style:style style:name="Red_20_Caps_20_Expanded" style:display-name="Red Caps Expanded" style:family="text" style:parent-style-name="Default_20_Paragraph_20_Font">
      <style:text-properties fo:text-transform="uppercase" fo:color="#c00000" fo:letter-spacing="0.035cm" fo:language="en" fo:country="US"/>
    </style:style>
    <style:style style:name="hps" style:family="text" style:parent-style-name="Default_20_Paragraph_20_Font"/>
    <style:style style:name="ListLabel_20_1" style:display-name="ListLabel 1" style:family="text">
      <style:text-properties fo:color="#000000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Courier New1"/>
    </style:style>
    <style:style style:name="ListLabel_20_4" style:display-name="ListLabel 4" style:family="text">
      <style:text-properties style:font-name-complex="Courier New1"/>
    </style:style>
    <style:style style:name="ListLabel_20_5" style:display-name="ListLabel 5" style:family="text">
      <style:text-properties fo:color="#000000"/>
    </style:style>
    <style:style style:name="ListLabel_20_6" style:display-name="ListLabel 6" style:family="text">
      <style:text-properties style:font-name-complex="Courier New1"/>
    </style:style>
    <style:style style:name="ListLabel_20_7" style:display-name="ListLabel 7" style:family="text">
      <style:text-properties style:font-name-complex="Courier New1"/>
    </style:style>
    <style:style style:name="ListLabel_20_8" style:display-name="ListLabel 8" style:family="text">
      <style:text-properties style:font-name-complex="Courier New1"/>
    </style:style>
    <style:style style:name="ListLabel_20_9" style:display-name="ListLabel 9" style:family="text">
      <style:text-properties fo:color="#0070c0" style:font-name="Calibri" fo:language="de" fo:country="CH" style:text-underline-style="solid" style:text-underline-width="auto" style:text-underline-color="font-color" style:font-name-asian="Times New Roman1" style:font-name-complex="Calibri1"/>
    </style:style>
    <style:style style:name="ListLabel_20_10" style:display-name="ListLabel 10" style:family="text">
      <style:text-properties fo:color="#000000" style:font-name-complex="Calisto MT1"/>
    </style:style>
    <style:style style:name="ListLabel_20_11" style:display-name="ListLabel 11" style:family="text">
      <style:text-properties style:font-name-complex="Courier New1"/>
    </style:style>
    <style:style style:name="ListLabel_20_12" style:display-name="ListLabel 12" style:family="text">
      <style:text-properties style:font-name-complex="Wingdings1"/>
    </style:style>
    <style:style style:name="ListLabel_20_13" style:display-name="ListLabel 13" style:family="text">
      <style:text-properties style:font-name-complex="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0" style:num-suffix="+" text:bullet-char="+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Calisto MT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016cm" fo:margin-left="1.016cm" fo:margin-right="1.016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101cm" fo:margin-bottom="1.016cm" fo:margin-left="1.016cm" fo:margin-right="1.016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169cm" fo:margin-left="0cm" fo:margin-right="0cm" fo:margin-bottom="1.0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5-26T16:31:00</meta:creation-date>
    <meta:initial-creator>lebenslaufgestalten.de</meta:initial-creator>
    <dc:language>de-CH</dc:language>
    <meta:print-date>2019-06-18T12:03:01.89</meta:print-date>
    <dc:date>2019-06-18T12:03:11.82</dc:date>
    <meta:editing-cycles>0</meta:editing-cycles>
    <meta:editing-duration>PT7S</meta:editing-duration>
    <meta:generator>OpenOffice/4.1.1$Win32 OpenOffice.org_project/411m6$Build-9775</meta:generator>
    <meta:document-statistic meta:table-count="0" meta:image-count="0" meta:object-count="0" meta:page-count="2" meta:paragraph-count="30" meta:word-count="178" meta:character-count="1621"/>
    <meta:template xlink:type="simple" xlink:actuate="onRequest" xlink:title="Normal.dotm" xlink:href=""/>
  </office:meta>
</office:document-meta>
</file>